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4-06-17" calcext:value-type="date">
            <text:p>17/06/2024</text:p>
          </table:table-cell>
          <table:table-cell table:style-name="ce33" office:value-type="string" calcext:value-type="string">
            <text:p>Serviços de alteração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9-17" calcext:value-type="date">
            <text:p>17/09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1-16" calcext:value-type="date">
            <text:p>16/01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2-17" calcext:value-type="date">
            <text:p>17/0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3-18" calcext:value-type="date">
            <text:p>18/03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6-16" calcext:value-type="date">
            <text:p>16/06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7-15" calcext:value-type="date">
            <text:p>15/07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9-15" calcext:value-type="date">
            <text:p>15/09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0-15" calcext:value-type="date">
            <text:p>15/10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11-17" calcext:value-type="date">
            <text:p>17/11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8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8">00/00/0000</text:date></text:span><text:span text:style-name="MT2"><text:s/>- </text:span><text:span text:style-name="MT2"><text:time style:data-style-name="N2" text:time-value="14:54:43.2992741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1-18">00/00/0000</text:date></text:span><text:span text:style-name="MT6"><text:s/>- </text:span><text:span text:style-name="MT6"><text:time style:data-style-name="N2" text:time-value="14:54:43.304805200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4:54:43.313795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4:02</meta:creation-date>
    <dc:date>2025-11-18T14:55:00.732348600</dc:date>
    <dc:language>pt-PT</dc:language>
    <meta:editing-cycles>692</meta:editing-cycles>
    <meta:editing-duration>PT21H24M39S</meta:editing-duration>
    <meta:document-statistic meta:table-count="1" meta:cell-count="131" meta:object-count="0"/>
    <meta:user-defined meta:name="Info 0"/>
    <meta:user-defined meta:name="Info 1"/>
    <meta:user-defined meta:name="Info 2"/>
    <meta:user-defined meta:name="Info 3"/>
  </office:meta>
</office:document-meta>
</file>